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klavika-web" svg:font-family="klavika-web, 'Helvetica Neue', Helvetica, Arial, Geneva, sans-serif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Query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S : sélecteur css </text:p>
          </table:table-cell>
          <table:table-cell table:style-name="Tableau1.B1" office:value-type="string">
            <text:p text:style-name="P3">« p »</text:p>
          </table:table-cell>
        </table:table-row>
        <table:table-row>
          <table:table-cell table:style-name="Tableau1.A2" office:value-type="string">
            <text:p text:style-name="P3">E : DOM Element</text:p>
          </table:table-cell>
          <table:table-cell table:style-name="Tableau1.B2" office:value-type="string">
            <text:p text:style-name="P3">Document.getElementByTagName(« p »)</text:p>
          </table:table-cell>
        </table:table-row>
        <table:table-row>
          <table:table-cell table:style-name="Tableau1.A2" office:value-type="string">
            <text:p text:style-name="P3">H : chaine de caractère html</text:p>
          </table:table-cell>
          <table:table-cell table:style-name="Tableau1.B2" office:value-type="string">
            <text:p text:style-name="P3">« &lt;p&gt;&lt;/p&gt; »</text:p>
          </table:table-cell>
        </table:table-row>
        <table:table-row>
          <table:table-cell table:style-name="Tableau1.A2" office:value-type="string">
            <text:p text:style-name="P3">J : sélection JQuery</text:p>
          </table:table-cell>
          <table:table-cell table:style-name="Tableau1.B2" office:value-type="string">
            <text:p text:style-name="P3">$(« p »)</text:p>
          </table:table-cell>
        </table:table-row>
        <table:table-row>
          <table:table-cell table:style-name="Tableau1.A2" office:value-type="string">
            <text:p text:style-name="P3">C : contexte, DOM Element</text:p>
          </table:table-cell>
          <table:table-cell table:style-name="Tableau1.B2" office:value-type="string">
            <text:p text:style-name="P3">Idem E</text:p>
          </table:table-cell>
        </table:table-row>
        <table:table-row>
          <table:table-cell table:style-name="Tableau1.A2" office:value-type="string">
            <text:p text:style-name="P3">T : chaine de caractère</text:p>
          </table:table-cell>
          <table:table-cell table:style-name="Tableau1.B2" office:value-type="string">
            <text:p text:style-name="P3">« bla »</text:p>
          </table:table-cell>
        </table:table-row>
        <table:table-row>
          <table:table-cell table:style-name="Tableau1.A2" office:value-type="string">
            <text:p text:style-name="P2">(N,S):S fonction contenant l'index de l'objet courant par rapport à la sélection et sa valeur courante en chaine de caractère, doit retourner une chaine de caractère</text:p>
          </table:table-cell>
          <table:table-cell table:style-name="Tableau1.B2" office:value-type="string">
            <text:p text:style-name="P3">function(index,val){</text:p>
            <text:p text:style-name="P3"><text:s text:c="4"/>return val+ «  abc »</text:p>
            <text:p text:style-name="P3">}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  <text:p text:style-name="P2">.add(S|E|H|J|S,C)</text:p>
      <text:p text:style-name="P2">créé une nouvelle sélection à partir de la sélection courante et la sélection passée en paramètre et renvoie cette nouvelle sélection</text:p>
      <text:p text:style-name="P2"/>
      <text:p text:style-name="P2">.addBack([S])</text:p>
      <text:p text:style-name="P2">créé une nouvelle sélection en ajoutant la précédente à la courante</text:p>
      <text:p text:style-name="P2"/>
      <text:p text:style-name="P2">.addClass(T|(N,S):S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klavika-web" svg:font-family="klavika-web, 'Helvetica Neue', Helvetica, Arial, Geneva, sans-serif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3T10:05:25.98</meta:creation-date>
    <dc:date>2018-06-13T10:49:25.37</dc:date>
    <meta:editing-duration>PT13M37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22" meta:word-count="114" meta:character-count="667"/>
  </office:meta>
</office:document-meta>
</file>